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0.25cm" fo:min-width="21.4cm"/>
    </style:style>
    <style:style style:name="gr2" style:family="graphic" style:parent-style-name="standard">
      <style:graphic-properties draw:fill-color="#33ff99" draw:textarea-horizontal-align="justify" draw:textarea-vertical-align="middle" draw:auto-grow-height="false" fo:min-height="7.05cm" fo:min-width="16.3cm" draw:shadow-offset-x="0cm" draw:shadow-offset-y="0cm"/>
    </style:style>
    <style:style style:name="gr3" style:family="graphic" style:parent-style-name="standard">
      <style:graphic-properties draw:textarea-horizontal-align="justify" draw:textarea-vertical-align="middle" draw:auto-grow-height="false" fo:min-height="0.35cm" fo:min-width="0.8cm"/>
    </style:style>
    <style:style style:name="gr4" style:family="graphic" style:parent-style-name="standard">
      <style:graphic-properties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draw:textarea-horizontal-align="justify" draw:textarea-vertical-align="middle" draw:auto-grow-height="false" fo:min-height="0.65cm" fo:min-width="0.1cm"/>
    </style:style>
    <style:style style:name="gr6" style:family="graphic" style:parent-style-name="standard">
      <style:graphic-properties draw:textarea-horizontal-align="justify" draw:textarea-vertical-align="middle" draw:auto-grow-height="false" fo:min-height="0.35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65cm" fo:min-width="0.1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05cm" fo:min-width="1.1cm"/>
    </style:style>
    <style:style style:name="gr10" style:family="graphic" style:parent-style-name="standard">
      <style:graphic-properties draw:textarea-horizontal-align="justify" draw:textarea-vertical-align="middle" draw:auto-grow-height="false" fo:min-height="0.35cm" fo:min-width="1cm"/>
    </style:style>
    <style:style style:name="gr11" style:family="graphic" style:parent-style-name="standard">
      <style:graphic-properties draw:textarea-horizontal-align="justify" draw:textarea-vertical-align="middle" draw:auto-grow-height="false" fo:min-height="0.35cm" fo:min-width="0.2cm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13" style:family="graphic" style:parent-style-name="standard">
      <style:graphic-properties draw:textarea-horizontal-align="justify" draw:textarea-vertical-align="middle" draw:auto-grow-height="false" fo:min-height="2.15cm" fo:min-width="0.3cm"/>
    </style:style>
    <style:style style:name="gr14" style:family="graphic" style:parent-style-name="standard">
      <style:graphic-properties draw:textarea-horizontal-align="justify" draw:textarea-vertical-align="middle" draw:auto-grow-height="false" fo:min-height="0.45cm" fo:min-width="0.3cm"/>
    </style:style>
    <style:style style:name="gr15" style:family="graphic" style:parent-style-name="standard">
      <style:graphic-properties draw:textarea-horizontal-align="justify" draw:textarea-vertical-align="middle" draw:auto-grow-height="false" fo:min-height="1.15cm" fo:min-width="0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33ff99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.9cm" svg:height="10.5cm" svg:x="2.7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6.8cm" svg:height="7.3cm" svg:x="5.4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1.3cm" svg:height="0.6cm" svg:x="4.6cm" svg:y="3.9cm">
          <text:p text:style-name="P3"><text:span text:style-name="T1">c_x =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1.3cm" svg:height="0.6cm" svg:x="4.6cm" svg:y="4.8cm">
          <text:p text:style-name="P3"><text:span text:style-name="T1">c_y =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1" draw:id="id11" draw:layer="layout" svg:width="1.3cm" svg:height="0.6cm" svg:x="4.7cm" svg:y="7.9cm">
          <text:p text:style-name="P3"><text:span text:style-name="T1">i = 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1.3cm" svg:height="0.6cm" svg:x="4.7cm" svg:y="8.8cm">
          <text:p text:style-name="P3"><text:span text:style-name="T1">res = 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cm" svg:height="0.6cm" svg:x="7cm" svg:y="9.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0.6cm" svg:height="0.9cm" svg:x="8.2cm" svg:y="8.9cm">
          <text:p text:style-name="P3"><text:span text:style-name="T1">EQ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cm" svg:height="0.6cm" svg:x="7cm" svg:y="9.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0.6cm" svg:height="0.6cm" svg:x="7cm" svg:y="9.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0.5cm" svg:height="0.6cm" svg:x="7.3cm" svg:y="5.5cm">
          <text:p text:style-name="P3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8" draw:id="id8" draw:layer="layout" svg:width="0.5cm" svg:height="0.6cm" svg:x="7.3cm" svg:y="6.2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5" draw:id="id5" draw:layer="layout" svg:width="0.6cm" svg:height="1.9cm" svg:x="8.3cm" svg:y="4.3cm">
          <text:p text:style-name="P3"><text:span text:style-name="T1">G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svg:x1="6cm" svg:y1="9.1cm" svg:x2="8.2cm" svg:y2="9.35cm" draw:start-shape="id1" draw:start-glue-point="1" draw:end-shape="id2" draw:end-glue-point="3" svg:d="M6000 9100h1100v250h1100" svg:viewBox="0 0 2201 251">
          <text:p/>
        </draw:connector>
        <draw:connector draw:style-name="gr8" draw:text-style-name="P3" draw:layer="layout" svg:x1="7.3cm" svg:y1="9.7cm" svg:x2="8.2cm" svg:y2="9.35cm" draw:start-shape="id3" draw:start-glue-point="0" draw:end-shape="id2" draw:end-glue-point="3" svg:d="M7300 9700v-350h900" svg:viewBox="0 0 901 351">
          <text:p/>
        </draw:connector>
        <draw:custom-shape draw:style-name="gr9" draw:text-style-name="P4" xml:id="id27" draw:id="id27" draw:layer="layout" svg:width="1.6cm" svg:height="2.3cm" svg:x="17.8cm" svg:y="5.2cm">
          <text:p text:style-name="P3"><text:span text:style-name="T1">IF_ELSE</text:span></text:p>
          <text:p text:style-name="P3"><text:span text:style-name="T1">(eigtl. doppelt,</text:span></text:p>
          <text:p text:style-name="P3"><text:span text:style-name="T1">da zwei</text:span></text:p>
          <text:p text:style-name="P3"><text:span text:style-name="T1">Leitungen)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5.9cm" svg:y1="4.2cm" svg:x2="8.3cm" svg:y2="5.25cm" draw:start-shape="id4" draw:start-glue-point="1" draw:end-shape="id5" draw:end-glue-point="3" svg:d="M5900 4200h1200v1050h1200" svg:viewBox="0 0 2401 1051">
          <text:p/>
        </draw:connector>
        <draw:connector draw:style-name="gr8" draw:text-style-name="P3" draw:layer="layout" svg:x1="5.9cm" svg:y1="5.1cm" svg:x2="8.3cm" svg:y2="5.25cm" draw:start-shape="id6" draw:end-shape="id5" draw:end-glue-point="3" svg:d="M5900 5100h1200v150h1200" svg:viewBox="0 0 2401 151">
          <text:p/>
        </draw:connector>
        <draw:connector draw:style-name="gr8" draw:text-style-name="P3" draw:layer="layout" svg:x1="7.8cm" svg:y1="5.8cm" svg:x2="8.3cm" svg:y2="5.25cm" draw:start-shape="id7" draw:start-glue-point="1" draw:end-shape="id5" draw:end-glue-point="3" svg:d="M7800 5800h250v-550h250" svg:viewBox="0 0 501 551">
          <text:p/>
        </draw:connector>
        <draw:connector draw:style-name="gr8" draw:text-style-name="P3" draw:layer="layout" svg:x1="7.8cm" svg:y1="6.5cm" svg:x2="8.3cm" svg:y2="5.25cm" draw:start-shape="id8" draw:start-glue-point="1" draw:end-shape="id5" draw:end-glue-point="3" svg:d="M7800 6500h250v-1250h250" svg:viewBox="0 0 501 1251">
          <text:p/>
        </draw:connector>
        <draw:custom-shape draw:style-name="gr10" draw:text-style-name="P4" xml:id="id30" draw:id="id30" draw:layer="layout" svg:width="1.5cm" svg:height="0.6cm" svg:x="1.9cm" svg:y="9.9cm">
          <text:p text:style-name="P3"><text:span text:style-name="T1">n_rep = 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9" draw:id="id9" draw:layer="layout" svg:width="0.5cm" svg:height="0.6cm" svg:x="13cm" svg:y="8.3cm">
          <text:p text:style-name="P3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10" draw:id="id10" draw:layer="layout" svg:width="0.5cm" svg:height="0.6cm" svg:x="14cm" svg:y="7.9cm">
          <text:p text:style-name="P3"><text:span text:style-name="T1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svg:x1="13.5cm" svg:y1="8.6cm" svg:x2="14cm" svg:y2="8.2cm" draw:start-shape="id9" draw:start-glue-point="1" draw:end-shape="id10" draw:end-glue-point="3" svg:d="M13500 8600h222v-400h278" svg:viewBox="0 0 501 401">
          <text:p/>
        </draw:connector>
        <draw:connector draw:style-name="gr8" draw:text-style-name="P3" draw:layer="layout" svg:x1="6cm" svg:y1="8.2cm" svg:x2="14cm" svg:y2="8.2cm" draw:start-shape="id11" draw:start-glue-point="1" draw:end-shape="id10" draw:end-glue-point="3" svg:d="M6000 8200h8000" svg:viewBox="0 0 8001 1">
          <text:p/>
        </draw:connector>
        <draw:custom-shape draw:style-name="gr11" draw:text-style-name="P4" xml:id="id12" draw:id="id12" draw:layer="layout" svg:width="0.7cm" svg:height="0.6cm" svg:x="21.9cm" svg:y="7.9cm">
          <text:p text:style-name="P3"><text:span text:style-name="T1">i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14.5cm" svg:y1="8.2cm" svg:x2="21.9cm" svg:y2="8.2cm" draw:start-shape="id10" draw:start-glue-point="1" draw:end-shape="id12" draw:end-glue-point="3" svg:d="M14500 8200h7400" svg:viewBox="0 0 7401 1">
          <text:p/>
        </draw:connector>
        <draw:custom-shape draw:style-name="gr3" draw:text-style-name="P4" xml:id="id13" draw:id="id13" draw:layer="layout" svg:width="1.3cm" svg:height="0.6cm" svg:x="1.8cm" svg:y="5.7cm">
          <text:p text:style-name="P3"><text:span text:style-name="T1">c0_x =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5" draw:id="id15" draw:layer="layout" svg:width="1.3cm" svg:height="0.6cm" svg:x="1.8cm" svg:y="6.6cm">
          <text:p text:style-name="P3"><text:span text:style-name="T1">c0_y =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svg:x1="3.1cm" svg:y1="6cm" svg:x2="4.6cm" svg:y2="5.9cm" draw:start-shape="id13" draw:start-glue-point="1" draw:end-shape="id14" draw:end-glue-point="3" svg:d="M3100 6000h750v-100h750" svg:viewBox="0 0 1501 101">
          <text:p/>
        </draw:connector>
        <draw:connector draw:style-name="gr8" draw:text-style-name="P3" draw:layer="layout" svg:x1="3.1cm" svg:y1="6.9cm" svg:x2="4.6cm" svg:y2="6.8cm" draw:start-shape="id15" draw:start-glue-point="1" draw:end-shape="id16" draw:end-glue-point="3" svg:d="M3100 6900h750v-100h750" svg:viewBox="0 0 1501 101">
          <text:p/>
        </draw:connector>
        <draw:custom-shape draw:style-name="gr6" draw:text-style-name="P4" xml:id="id17" draw:id="id17" draw:layer="layout" svg:width="0.5cm" svg:height="0.6cm" svg:x="9.8cm" svg:y="5.7cm">
          <text:p text:style-name="P3"><text:span text:style-name="T1">N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draw:line-skew="0.362cm" svg:x1="8.9cm" svg:y1="5.25cm" svg:x2="9.8cm" svg:y2="6cm" draw:start-shape="id5" draw:start-glue-point="1" draw:end-shape="id17" draw:end-glue-point="3" svg:d="M8900 5250h800v750h100" svg:viewBox="0 0 901 751">
          <text:p/>
        </draw:connector>
        <draw:custom-shape draw:style-name="gr12" draw:text-style-name="P4" xml:id="id21" draw:id="id21" draw:layer="layout" svg:width="1cm" svg:height="1cm" svg:x="11.5cm" svg:y="8.9cm">
          <text:p text:style-name="P3"><text:span text:style-name="T1">IF_ELS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6" draw:id="id26" draw:layer="layout" svg:width="0.5cm" svg:height="0.6cm" svg:x="16.6cm" svg:y="7cm">
          <text:p text:style-name="P3"><text:span text:style-name="T1">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18" draw:id="id18" draw:layer="layout" svg:width="0.5cm" svg:height="0.6cm" svg:x="10cm" svg:y="7.4cm">
          <text:p text:style-name="P3"><text:span text:style-name="T1">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svg:x1="8.8cm" svg:y1="9.35cm" svg:x2="10cm" svg:y2="7.7cm" draw:start-shape="id2" draw:start-glue-point="1" draw:end-shape="id18" draw:end-glue-point="3" svg:d="M8800 9350h572v-1650h628" svg:viewBox="0 0 1201 1651">
          <text:p/>
        </draw:connector>
        <draw:connector draw:style-name="gr8" draw:text-style-name="P3" draw:layer="layout" svg:x1="8.9cm" svg:y1="5.25cm" svg:x2="10cm" svg:y2="7.7cm" draw:start-shape="id5" draw:start-glue-point="1" draw:end-shape="id18" draw:end-glue-point="3" svg:d="M8900 5250h522v2450h578" svg:viewBox="0 0 1101 2451">
          <text:p/>
        </draw:connector>
        <draw:custom-shape draw:style-name="gr3" draw:text-style-name="P4" xml:id="id14" draw:id="id14" draw:layer="layout" svg:width="1.3cm" svg:height="0.6cm" svg:x="4.6cm" svg:y="5.6cm">
          <text:p text:style-name="P3"><text:span text:style-name="T1">c0_x =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6" draw:id="id16" draw:layer="layout" svg:width="1.3cm" svg:height="0.6cm" svg:x="4.6cm" svg:y="6.5cm">
          <text:p text:style-name="P3"><text:span text:style-name="T1">c0_y =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2" draw:id="id22" draw:layer="layout" svg:width="1.3cm" svg:height="0.6cm" svg:x="4.6cm" svg:y="3.9cm">
          <text:p text:style-name="P3"><text:span text:style-name="T1">c_x =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4" draw:id="id24" draw:layer="layout" svg:width="1.3cm" svg:height="0.6cm" svg:x="4.6cm" svg:y="4.8cm">
          <text:p text:style-name="P3"><text:span text:style-name="T1">c_y =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8" draw:id="id28" draw:layer="layout" svg:width="1.3cm" svg:height="0.6cm" svg:x="21.8cm" svg:y="4.1cm">
          <text:p text:style-name="P3"><text:span text:style-name="T1">c_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9" draw:id="id29" draw:layer="layout" svg:width="1.3cm" svg:height="0.6cm" svg:x="21.8cm" svg:y="5cm">
          <text:p text:style-name="P3"><text:span text:style-name="T1">c_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19" draw:id="id19" draw:layer="layout" svg:width="0.7cm" svg:height="0.6cm" svg:x="21.8cm" svg:y="9.4cm">
          <text:p text:style-name="P3"><text:span text:style-name="T1">res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20" draw:id="id20" draw:layer="layout" svg:width="0.7cm" svg:height="0.6cm" svg:x="24.3cm" svg:y="9.4cm">
          <text:p text:style-name="P3"><text:span text:style-name="T1">res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22.5cm" svg:y1="9.7cm" svg:x2="24.3cm" svg:y2="9.7cm" draw:start-shape="id19" draw:start-glue-point="1" draw:end-shape="id20" draw:end-glue-point="3" svg:d="M22500 9700h1800" svg:viewBox="0 0 1801 1">
          <text:p/>
        </draw:connector>
        <draw:connector draw:style-name="gr8" draw:text-style-name="P3" draw:layer="layout" svg:x1="12.5cm" svg:y1="9.4cm" svg:x2="21.8cm" svg:y2="9.7cm" draw:start-shape="id21" draw:start-glue-point="1" draw:end-shape="id19" draw:end-glue-point="3" svg:d="M12500 9400h4673v300h4627" svg:viewBox="0 0 9301 301">
          <text:p/>
        </draw:connector>
        <draw:connector draw:style-name="gr8" draw:text-style-name="P3" draw:layer="layout" draw:line-skew="-0.258cm 0.901cm 1.258cm" svg:x1="10.5cm" svg:y1="7.7cm" svg:x2="11.5cm" svg:y2="9.4cm" draw:start-shape="id18" draw:start-glue-point="1" draw:end-shape="id21" draw:end-glue-point="3" svg:d="M10500 7700h300v100h-100v1600h800" svg:viewBox="0 0 1001 1701">
          <text:p/>
        </draw:connector>
        <draw:connector draw:style-name="gr8" draw:text-style-name="P3" draw:layer="layout" draw:line-skew="1.189cm" svg:x1="6cm" svg:y1="8.2cm" svg:x2="11.5cm" svg:y2="9.4cm" draw:start-shape="id11" draw:start-glue-point="1" draw:end-shape="id21" draw:end-glue-point="3" svg:d="M6000 8200h3918v1200h1582" svg:viewBox="0 0 5501 1201">
          <text:p/>
        </draw:connector>
        <draw:connector draw:style-name="gr8" draw:text-style-name="P3" draw:layer="layout" draw:line-skew="0.989cm" svg:x1="6cm" svg:y1="9.1cm" svg:x2="11.5cm" svg:y2="9.4cm" draw:start-shape="id1" draw:start-glue-point="1" draw:end-shape="id21" draw:end-glue-point="3" svg:d="M6000 9100h3718v300h1782" svg:viewBox="0 0 5501 301">
          <text:p/>
        </draw:connector>
        <draw:custom-shape draw:style-name="gr13" draw:text-style-name="P4" xml:id="id23" draw:id="id23" draw:layer="layout" svg:width="0.8cm" svg:height="2.4cm" svg:x="13.7cm" svg:y="3.9cm">
          <text:p text:style-name="P3"><text:span text:style-name="T1">CMUL</text:span></text:p>
          <text:p text:style-name="P3"><text:span text:style-name="T1">Eigtl. SQ</text:span></text:p>
          <text:p text:style-name="P3"><text:span text:style-name="T1">2x input</text:span></text:p>
          <text:p text:style-name="P3"><text:span text:style-name="T1">c_x</text:span></text:p>
          <text:p text:style-name="P3"><text:span text:style-name="T1">und</text:span></text:p>
          <text:p text:style-name="P3"><text:span text:style-name="T1">c_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xml:id="id25" draw:id="id25" draw:layer="layout" svg:width="0.8cm" svg:height="0.7cm" svg:x="15.4cm" svg:y="6.1cm">
          <text:p text:style-name="P3"><text:span text:style-name="T1">C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svg:x1="5.9cm" svg:y1="4.2cm" svg:x2="13.7cm" svg:y2="5.1cm" draw:start-shape="id22" draw:start-glue-point="1" draw:end-shape="id23" draw:end-glue-point="3" svg:d="M5900 4200h3814v900h3986" svg:viewBox="0 0 7801 901">
          <text:p/>
        </draw:connector>
        <draw:connector draw:style-name="gr8" draw:text-style-name="P3" draw:layer="layout" svg:x1="5.9cm" svg:y1="5.1cm" svg:x2="13.7cm" svg:y2="5.1cm" draw:start-shape="id24" draw:start-glue-point="1" draw:end-shape="id23" draw:end-glue-point="3" svg:d="M5900 5100h7800" svg:viewBox="0 0 7801 1">
          <text:p/>
        </draw:connector>
        <draw:connector draw:style-name="gr8" draw:text-style-name="P3" draw:layer="layout" svg:x1="14.5cm" svg:y1="5.1cm" svg:x2="15.4cm" svg:y2="6.45cm" draw:start-shape="id23" draw:start-glue-point="1" draw:end-shape="id25" draw:end-glue-point="3" svg:d="M14500 5100h531v1350h369" svg:viewBox="0 0 901 1351">
          <text:p/>
        </draw:connector>
        <draw:connector draw:style-name="gr8" draw:text-style-name="P3" draw:layer="layout" svg:x1="5.9cm" svg:y1="5.9cm" svg:x2="15.4cm" svg:y2="6.45cm" draw:start-shape="id14" draw:start-glue-point="1" draw:end-shape="id25" draw:end-glue-point="3" svg:d="M5900 5900h4746v550h4754" svg:viewBox="0 0 9501 551">
          <text:p/>
        </draw:connector>
        <draw:connector draw:style-name="gr8" draw:text-style-name="P3" draw:layer="layout" svg:x1="5.9cm" svg:y1="6.8cm" svg:x2="15.4cm" svg:y2="6.45cm" draw:start-shape="id16" draw:start-glue-point="1" draw:end-shape="id25" draw:end-glue-point="3" svg:d="M5900 6800h4746v-350h4754" svg:viewBox="0 0 9501 351">
          <text:p/>
        </draw:connector>
        <draw:connector draw:style-name="gr8" draw:text-style-name="P3" draw:layer="layout" svg:x1="8.8cm" svg:y1="9.35cm" svg:x2="16.6cm" svg:y2="7.3cm" draw:start-shape="id2" draw:start-glue-point="1" draw:end-shape="id26" draw:end-glue-point="3" svg:d="M8800 9350h3872v-2050h3928" svg:viewBox="0 0 7801 2051">
          <text:p/>
        </draw:connector>
        <draw:connector draw:style-name="gr8" draw:text-style-name="P3" draw:layer="layout" svg:x1="10.3cm" svg:y1="6cm" svg:x2="16.6cm" svg:y2="7.3cm" draw:start-shape="id17" draw:start-glue-point="1" draw:end-shape="id26" draw:end-glue-point="3" svg:d="M10300 6000h3142v1300h3158" svg:viewBox="0 0 6301 1301">
          <text:p/>
        </draw:connector>
        <draw:connector draw:style-name="gr8" draw:text-style-name="P3" draw:layer="layout" svg:x1="17.1cm" svg:y1="7.3cm" svg:x2="17.8cm" svg:y2="6.35cm" draw:start-shape="id26" draw:start-glue-point="1" draw:end-shape="id27" draw:end-glue-point="3" svg:d="M17100 7300h342v-950h358" svg:viewBox="0 0 701 951">
          <text:p/>
        </draw:connector>
        <draw:connector draw:style-name="gr8" draw:text-style-name="P3" draw:layer="layout" svg:x1="16.2cm" svg:y1="6.45cm" svg:x2="17.8cm" svg:y2="6.35cm" draw:start-shape="id25" draw:start-glue-point="1" draw:end-shape="id27" draw:end-glue-point="3" svg:d="M16200 6450h767v-100h833" svg:viewBox="0 0 1601 101">
          <text:p/>
        </draw:connector>
        <draw:connector draw:style-name="gr8" draw:text-style-name="P3" draw:layer="layout" svg:x1="5.9cm" svg:y1="4.2cm" svg:x2="17.8cm" svg:y2="6.35cm" draw:start-shape="id22" draw:start-glue-point="1" draw:end-shape="id27" draw:end-glue-point="3" svg:d="M5900 4200h5913v2150h5987" svg:viewBox="0 0 11901 2151">
          <text:p/>
        </draw:connector>
        <draw:connector draw:style-name="gr8" draw:text-style-name="P3" draw:layer="layout" draw:line-skew="0.45cm" svg:x1="5.9cm" svg:y1="5.1cm" svg:x2="17.8cm" svg:y2="6.35cm" draw:start-shape="id24" draw:start-glue-point="1" draw:end-shape="id27" draw:end-glue-point="3" svg:d="M5900 5100h6363v1250h5537" svg:viewBox="0 0 11901 1251">
          <text:p/>
        </draw:connector>
        <draw:connector draw:style-name="gr8" draw:text-style-name="P3" draw:layer="layout" svg:x1="19.4cm" svg:y1="6.35cm" svg:x2="21.8cm" svg:y2="4.4cm" draw:start-shape="id27" draw:start-glue-point="1" draw:end-shape="id28" draw:end-glue-point="3" svg:d="M19400 6350h1228v-1950h1172" svg:viewBox="0 0 2401 1951">
          <text:p/>
        </draw:connector>
        <draw:connector draw:style-name="gr8" draw:text-style-name="P3" draw:layer="layout" svg:x1="19.4cm" svg:y1="6.35cm" svg:x2="21.8cm" svg:y2="5.3cm" draw:start-shape="id27" draw:end-shape="id29" draw:end-glue-point="3" svg:d="M19400 6350h1228v-1050h1172" svg:viewBox="0 0 2401 1051">
          <text:p/>
        </draw:connector>
        <draw:connector draw:style-name="gr8" draw:text-style-name="P3" draw:layer="layout" svg:x1="3.4cm" svg:y1="10.2cm" svg:x2="5.4cm" svg:y2="7.05cm" draw:start-shape="id30" draw:start-glue-point="1" draw:end-shape="id31" draw:end-glue-point="3" svg:d="M3400 10200h1000v-3150h1000" svg:viewBox="0 0 2001 3151">
          <text:p/>
        </draw:connector>
        <draw:custom-shape draw:style-name="gr15" draw:text-style-name="P4" draw:layer="layout" svg:width="0.5cm" svg:height="1.4cm" svg:x="7.3cm" svg:y="3.8cm">
          <text:p text:style-name="P3"><text:span text:style-name="T1">COMPLEX</text:span></text:p>
          <text:p text:style-name="P3"><text:span text:style-name="T1">A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3" draw:id="id33" draw:layer="layout" svg:width="1.3cm" svg:height="0.6cm" svg:x="21.8cm" svg:y="5.8cm">
          <text:p text:style-name="P3"><text:span text:style-name="T1">c0_x =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5" draw:id="id35" draw:layer="layout" svg:width="1.3cm" svg:height="0.6cm" svg:x="21.8cm" svg:y="6.7cm">
          <text:p text:style-name="P3"><text:span text:style-name="T1">c0_y =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32" draw:id="id32" draw:layer="layout" svg:width="0.5cm" svg:height="0.6cm" svg:x="20.8cm" svg:y="5.8cm">
          <text:p text:style-name="P3"><text:span text:style-name="T1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34" draw:id="id34" draw:layer="layout" svg:width="0.5cm" svg:height="0.6cm" svg:x="20.8cm" svg:y="6.7cm">
          <text:p text:style-name="P3"><text:span text:style-name="T1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svg:x1="21.3cm" svg:y1="6.1cm" svg:x2="21.8cm" svg:y2="6.1cm" draw:start-shape="id32" draw:start-glue-point="1" draw:end-shape="id33" draw:end-glue-point="3" svg:d="M21300 6100h500" svg:viewBox="0 0 501 1">
          <text:p/>
        </draw:connector>
        <draw:connector draw:style-name="gr8" draw:text-style-name="P3" draw:layer="layout" svg:x1="5.9cm" svg:y1="5.9cm" svg:x2="20.8cm" svg:y2="6.1cm" draw:start-shape="id14" draw:start-glue-point="1" draw:end-shape="id32" draw:end-glue-point="3" svg:d="M5900 5900h7430v200h7470" svg:viewBox="0 0 14901 201">
          <text:p/>
        </draw:connector>
        <draw:connector draw:style-name="gr8" draw:text-style-name="P3" draw:layer="layout" svg:x1="5.9cm" svg:y1="6.8cm" svg:x2="20.8cm" svg:y2="7cm" draw:start-shape="id16" draw:start-glue-point="1" draw:end-shape="id34" draw:end-glue-point="3" svg:d="M5900 6800h7430v200h7470" svg:viewBox="0 0 14901 201">
          <text:p/>
        </draw:connector>
        <draw:connector draw:style-name="gr8" draw:text-style-name="P3" draw:layer="layout" svg:x1="21.3cm" svg:y1="7cm" svg:x2="21.8cm" svg:y2="7cm" draw:start-shape="id34" draw:start-glue-point="1" draw:end-shape="id35" draw:end-glue-point="3" svg:d="M21300 7000h500" svg:viewBox="0 0 5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6T09:44:52.099160980</meta:creation-date>
    <dc:date>2020-05-26T17:32:45.783405002</dc:date>
    <meta:editing-duration>PT6H18M51S</meta:editing-duration>
    <meta:editing-cycles>8</meta:editing-cycles>
    <meta:generator>LibreOffice/5.1.6.2$Linux_X86_64 LibreOffice_project/10m0$Build-2</meta:generator>
    <meta:document-statistic meta:object-count="76"/>
  </office:meta>
</office:document-meta>
</file>